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c6798" officeooo:paragraph-rsid="004c6798"/>
    </style:style>
    <style:style style:name="P36" style:family="paragraph" style:parent-style-name="Standard">
      <style:paragraph-properties fo:text-align="start" style:justify-single-word="false"/>
      <style:text-properties fo:language="pl" fo:country="PL" officeooo:rsid="004c6798" officeooo:paragraph-rsid="00502eb8"/>
    </style:style>
    <style:style style:name="P37" style:family="paragraph" style:parent-style-name="Standard">
      <style:paragraph-properties fo:text-align="start" style:justify-single-word="false"/>
      <style:text-properties fo:language="pl" fo:country="PL" officeooo:rsid="004e5413" officeooo:paragraph-rsid="004e5413"/>
    </style:style>
    <style:style style:name="P38" style:family="paragraph" style:parent-style-name="Standard">
      <style:paragraph-properties fo:text-align="start" style:justify-single-word="false"/>
      <style:text-properties fo:language="pl" fo:country="PL" officeooo:rsid="004e5413" officeooo:paragraph-rsid="00502eb8"/>
    </style:style>
    <style:style style:name="P39" style:family="paragraph" style:parent-style-name="Standard">
      <style:paragraph-properties fo:text-align="start" style:justify-single-word="false"/>
      <style:text-properties fo:language="pl" fo:country="PL" officeooo:rsid="00502eb8" officeooo:paragraph-rsid="00502eb8"/>
    </style:style>
    <style:style style:name="P40" style:family="paragraph" style:parent-style-name="Standard">
      <style:paragraph-properties fo:text-align="start" style:justify-single-word="false"/>
      <style:text-properties fo:language="pl" fo:country="PL" officeooo:rsid="005082a9" officeooo:paragraph-rsid="005082a9"/>
    </style:style>
    <style:style style:name="P41" style:family="paragraph" style:parent-style-name="Standard">
      <style:paragraph-properties fo:text-align="start" style:justify-single-word="false"/>
      <style:text-properties fo:language="pl" fo:country="PL" officeooo:rsid="0051e7a1" officeooo:paragraph-rsid="0051e7a1"/>
    </style:style>
    <style:style style:name="P42" style:family="paragraph" style:parent-style-name="Standard">
      <style:paragraph-properties fo:text-align="start" style:justify-single-word="false"/>
      <style:text-properties fo:language="pl" fo:country="PL" officeooo:rsid="0052cc76" officeooo:paragraph-rsid="0052cc76"/>
    </style:style>
    <style:style style:name="P43" style:family="paragraph" style:parent-style-name="Standard">
      <style:paragraph-properties fo:text-align="start" style:justify-single-word="false"/>
      <style:text-properties fo:language="pl" fo:country="PL" officeooo:rsid="0053b129" officeooo:paragraph-rsid="0053b129"/>
    </style:style>
    <style:style style:name="P44" style:family="paragraph" style:parent-style-name="Standard">
      <style:paragraph-properties fo:text-align="start" style:justify-single-word="false"/>
      <style:text-properties fo:language="pl" fo:country="PL" officeooo:rsid="00554c81" officeooo:paragraph-rsid="00554c81"/>
    </style:style>
    <style:style style:name="P45" style:family="paragraph" style:parent-style-name="Standard">
      <style:paragraph-properties fo:text-align="start" style:justify-single-word="false"/>
      <style:text-properties fo:language="pl" fo:country="PL" officeooo:rsid="0056318f" officeooo:paragraph-rsid="0056318f"/>
    </style:style>
    <style:style style:name="P46" style:family="paragraph" style:parent-style-name="Standard">
      <style:paragraph-properties fo:text-align="start" style:justify-single-word="false"/>
      <style:text-properties fo:language="pl" fo:country="PL" officeooo:rsid="0057fbe5" officeooo:paragraph-rsid="0057fbe5"/>
    </style:style>
    <style:style style:name="P47" style:family="paragraph" style:parent-style-name="Standard">
      <style:paragraph-properties fo:text-align="start" style:justify-single-word="false"/>
      <style:text-properties fo:language="pl" fo:country="PL" officeooo:rsid="00591c71" officeooo:paragraph-rsid="00591c71"/>
    </style:style>
    <style:style style:name="P48" style:family="paragraph" style:parent-style-name="Standard">
      <style:paragraph-properties fo:text-align="start" style:justify-single-word="false"/>
      <style:text-properties fo:language="pl" fo:country="PL" officeooo:rsid="005ae311" officeooo:paragraph-rsid="005ae311"/>
    </style:style>
    <style:style style:name="P49" style:family="paragraph" style:parent-style-name="Standard">
      <style:paragraph-properties fo:text-align="start" style:justify-single-word="false"/>
      <style:text-properties fo:language="pl" fo:country="PL" officeooo:rsid="005cf156" officeooo:paragraph-rsid="005cf156"/>
    </style:style>
    <style:style style:name="P50" style:family="paragraph" style:parent-style-name="Standard">
      <style:paragraph-properties fo:text-align="start" style:justify-single-word="false"/>
      <style:text-properties fo:language="pl" fo:country="PL" officeooo:rsid="005e15ff" officeooo:paragraph-rsid="005e15ff"/>
    </style:style>
    <style:style style:name="P51" style:family="paragraph" style:parent-style-name="Standard">
      <style:paragraph-properties fo:text-align="start" style:justify-single-word="false"/>
      <style:text-properties fo:language="pl" fo:country="PL" officeooo:rsid="005f8f65" officeooo:paragraph-rsid="005f8f65"/>
    </style:style>
    <style:style style:name="P52" style:family="paragraph" style:parent-style-name="Standard">
      <style:paragraph-properties fo:text-align="start" style:justify-single-word="false"/>
      <style:text-properties fo:language="pl" fo:country="PL" officeooo:rsid="006323a2" officeooo:paragraph-rsid="006323a2"/>
    </style:style>
    <style:style style:name="P53" style:family="paragraph" style:parent-style-name="Standard">
      <style:paragraph-properties fo:text-align="start" style:justify-single-word="false"/>
      <style:text-properties fo:language="pl" fo:country="PL" officeooo:rsid="00639216" officeooo:paragraph-rsid="00639216"/>
    </style:style>
    <style:style style:name="P54" style:family="paragraph" style:parent-style-name="Standard">
      <style:paragraph-properties fo:text-align="start" style:justify-single-word="false"/>
      <style:text-properties fo:language="pl" fo:country="PL" officeooo:rsid="0064b3b4" officeooo:paragraph-rsid="0064b3b4"/>
    </style:style>
    <style:style style:name="P55" style:family="paragraph" style:parent-style-name="Standard">
      <style:paragraph-properties fo:text-align="start" style:justify-single-word="false"/>
      <style:text-properties fo:language="pl" fo:country="PL" officeooo:rsid="0066ac39" officeooo:paragraph-rsid="0066ac39"/>
    </style:style>
    <style:style style:name="P56" style:family="paragraph" style:parent-style-name="Standard">
      <style:paragraph-properties fo:text-align="start" style:justify-single-word="false"/>
      <style:text-properties fo:language="pl" fo:country="PL" officeooo:rsid="006875f8" officeooo:paragraph-rsid="006875f8"/>
    </style:style>
    <style:style style:name="P57" style:family="paragraph" style:parent-style-name="Standard">
      <style:paragraph-properties fo:text-align="start" style:justify-single-word="false"/>
      <style:text-properties fo:language="pl" fo:country="PL" officeooo:rsid="006929bb" officeooo:paragraph-rsid="006929bb"/>
    </style:style>
    <style:style style:name="P58" style:family="paragraph" style:parent-style-name="Standard">
      <style:paragraph-properties fo:text-align="start" style:justify-single-word="false"/>
      <style:text-properties fo:language="pl" fo:country="PL" officeooo:rsid="00698401" officeooo:paragraph-rsid="00698401"/>
    </style:style>
    <style:style style:name="P59" style:family="paragraph" style:parent-style-name="Standard">
      <style:paragraph-properties fo:text-align="start" style:justify-single-word="false"/>
      <style:text-properties fo:language="pl" fo:country="PL" officeooo:rsid="006af3e9" officeooo:paragraph-rsid="006af3e9"/>
    </style:style>
    <style:style style:name="P60" style:family="paragraph" style:parent-style-name="Standard">
      <style:paragraph-properties fo:text-align="start" style:justify-single-word="false"/>
      <style:text-properties fo:language="pl" fo:country="PL" officeooo:rsid="006ba670" officeooo:paragraph-rsid="006ba670"/>
    </style:style>
    <style:style style:name="P61" style:family="paragraph" style:parent-style-name="Standard">
      <style:paragraph-properties fo:text-align="start" style:justify-single-word="false"/>
      <style:text-properties fo:language="pl" fo:country="PL" officeooo:rsid="006ba670" officeooo:paragraph-rsid="006bfd85"/>
    </style:style>
    <style:style style:name="P62" style:family="paragraph" style:parent-style-name="Standard">
      <style:paragraph-properties fo:text-align="start" style:justify-single-word="false"/>
      <style:text-properties fo:language="pl" fo:country="PL" officeooo:rsid="006c5278" officeooo:paragraph-rsid="006c5278"/>
    </style:style>
    <style:style style:name="P63" style:family="paragraph" style:parent-style-name="Standard">
      <style:paragraph-properties fo:text-align="start" style:justify-single-word="false"/>
      <style:text-properties fo:language="pl" fo:country="PL" officeooo:rsid="006d9b2f" officeooo:paragraph-rsid="006d9b2f"/>
    </style:style>
    <style:style style:name="P64" style:family="paragraph" style:parent-style-name="Standard">
      <style:paragraph-properties fo:text-align="start" style:justify-single-word="false"/>
      <style:text-properties fo:language="pl" fo:country="PL" officeooo:rsid="006f1353" officeooo:paragraph-rsid="006f1353"/>
    </style:style>
    <style:style style:name="P65" style:family="paragraph" style:parent-style-name="Standard">
      <style:paragraph-properties fo:text-align="start" style:justify-single-word="false"/>
      <style:text-properties fo:language="pl" fo:country="PL" officeooo:rsid="006fd1e2" officeooo:paragraph-rsid="006fd1e2"/>
    </style:style>
    <style:style style:name="P66" style:family="paragraph" style:parent-style-name="Standard">
      <style:paragraph-properties fo:text-align="start" style:justify-single-word="false"/>
      <style:text-properties fo:language="pl" fo:country="PL" officeooo:rsid="00718dac" officeooo:paragraph-rsid="00718dac"/>
    </style:style>
    <style:style style:name="P67" style:family="paragraph" style:parent-style-name="Standard">
      <style:paragraph-properties fo:text-align="start" style:justify-single-word="false"/>
      <style:text-properties fo:language="pl" fo:country="PL" officeooo:rsid="0072ef58" officeooo:paragraph-rsid="0072ef58"/>
    </style:style>
    <style:style style:name="P68" style:family="paragraph" style:parent-style-name="Standard">
      <style:paragraph-properties fo:text-align="start" style:justify-single-word="false"/>
      <style:text-properties fo:language="pl" fo:country="PL" officeooo:rsid="0073bf75" officeooo:paragraph-rsid="0073bf75"/>
    </style:style>
    <style:style style:name="P69" style:family="paragraph" style:parent-style-name="Standard">
      <style:paragraph-properties fo:text-align="start" style:justify-single-word="false"/>
      <style:text-properties fo:language="pl" fo:country="PL" officeooo:rsid="0075a112" officeooo:paragraph-rsid="0075a112"/>
    </style:style>
    <style:style style:name="P70" style:family="paragraph" style:parent-style-name="Standard">
      <style:paragraph-properties fo:text-align="start" style:justify-single-word="false"/>
      <style:text-properties fo:language="pl" fo:country="PL" officeooo:rsid="00774190" officeooo:paragraph-rsid="00774190"/>
    </style:style>
    <style:style style:name="P71" style:family="paragraph" style:parent-style-name="Standard">
      <style:paragraph-properties fo:text-align="start" style:justify-single-word="false"/>
      <style:text-properties fo:language="pl" fo:country="PL" officeooo:rsid="00789112" officeooo:paragraph-rsid="00789112"/>
    </style:style>
    <style:style style:name="P72" style:family="paragraph" style:parent-style-name="Standard">
      <style:paragraph-properties fo:text-align="start" style:justify-single-word="false"/>
      <style:text-properties fo:language="pl" fo:country="PL" officeooo:rsid="007c1b50" officeooo:paragraph-rsid="007c1b50"/>
    </style:style>
    <style:style style:name="P73" style:family="paragraph" style:parent-style-name="Standard">
      <style:paragraph-properties fo:text-align="start" style:justify-single-word="false"/>
      <style:text-properties fo:language="pl" fo:country="PL" officeooo:rsid="007d7bf3" officeooo:paragraph-rsid="007d7bf3"/>
    </style:style>
    <style:style style:name="P74" style:family="paragraph" style:parent-style-name="Standard">
      <style:paragraph-properties fo:text-align="start" style:justify-single-word="false"/>
      <style:text-properties fo:language="pl" fo:country="PL" officeooo:rsid="007f81de" officeooo:paragraph-rsid="007f81de"/>
    </style:style>
    <style:style style:name="P75" style:family="paragraph" style:parent-style-name="Standard">
      <style:paragraph-properties fo:text-align="start" style:justify-single-word="false"/>
      <style:text-properties fo:language="pl" fo:country="PL" officeooo:rsid="007fccc2" officeooo:paragraph-rsid="007fccc2"/>
    </style:style>
    <style:style style:name="P76" style:family="paragraph" style:parent-style-name="Standard">
      <style:paragraph-properties fo:text-align="start" style:justify-single-word="false"/>
      <style:text-properties fo:language="pl" fo:country="PL" officeooo:rsid="007fe252" officeooo:paragraph-rsid="007fe252"/>
    </style:style>
    <style:style style:name="P77" style:family="paragraph" style:parent-style-name="Standard">
      <style:paragraph-properties fo:text-align="start" style:justify-single-word="false"/>
      <style:text-properties fo:language="pl" fo:country="PL" officeooo:rsid="0080d00b" officeooo:paragraph-rsid="0080d00b"/>
    </style:style>
    <style:style style:name="P78" style:family="paragraph" style:parent-style-name="Standard">
      <style:paragraph-properties fo:text-align="start" style:justify-single-word="false"/>
      <style:text-properties fo:language="pl" fo:country="PL" officeooo:rsid="00810be8" officeooo:paragraph-rsid="00810be8"/>
    </style:style>
    <style:style style:name="P79" style:family="paragraph" style:parent-style-name="Standard">
      <style:paragraph-properties fo:text-align="start" style:justify-single-word="false"/>
      <style:text-properties fo:language="pl" fo:country="PL" officeooo:rsid="0081f773" officeooo:paragraph-rsid="0081f773"/>
    </style:style>
    <style:style style:name="P80" style:family="paragraph" style:parent-style-name="Standard">
      <style:paragraph-properties fo:text-align="start" style:justify-single-word="false"/>
      <style:text-properties fo:language="pl" fo:country="PL" officeooo:rsid="008316cd" officeooo:paragraph-rsid="008316cd"/>
    </style:style>
    <style:style style:name="P81" style:family="paragraph" style:parent-style-name="Standard">
      <style:paragraph-properties fo:text-align="start" style:justify-single-word="false"/>
      <style:text-properties fo:language="pl" fo:country="PL" officeooo:rsid="0083cc71" officeooo:paragraph-rsid="0083cc71"/>
    </style:style>
    <style:style style:name="P82" style:family="paragraph" style:parent-style-name="Standard">
      <style:paragraph-properties fo:text-align="start" style:justify-single-word="false"/>
      <style:text-properties fo:language="pl" fo:country="PL" officeooo:rsid="0085cf22" officeooo:paragraph-rsid="0085cf22"/>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style:style style:name="T30" style:family="text">
      <style:text-properties officeooo:rsid="006929bb"/>
    </style:style>
    <style:style style:name="T31" style:family="text">
      <style:text-properties officeooo:rsid="006bfd85"/>
    </style:style>
    <style:style style:name="T32" style:family="text">
      <style:text-properties officeooo:rsid="00774190"/>
    </style:style>
    <style:style style:name="T33" style:family="text">
      <style:text-properties officeooo:rsid="0079089a"/>
    </style:style>
    <style:style style:name="T34" style:family="text">
      <style:text-properties officeooo:rsid="007fe252"/>
    </style:style>
    <style:style style:name="T35" style:family="text">
      <style:text-properties officeooo:rsid="00804ed5"/>
    </style:style>
    <style:style style:name="T36" style:family="text">
      <style:text-properties officeooo:rsid="0080d00b"/>
    </style:style>
    <style:style style:name="T37" style:family="text">
      <style:text-properties officeooo:rsid="0081f773"/>
    </style:style>
    <style:style style:name="T38" style:family="text">
      <style:text-properties officeooo:rsid="00853ffc"/>
    </style:style>
    <style:style style:name="T39" style:family="text">
      <style:text-properties officeooo:rsid="008769b0"/>
    </style:style>
    <style:style style:name="T40" style:family="text">
      <style:text-properties officeooo:rsid="0089c75b"/>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4-07T13:12:31.101096393">2025-04-07</text:date>, <text:time style:data-style-name="N61" text:time-value="2025-04-07T13:12:31.101156743">12:57:09</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2"># 2022.12.24</text:p>
      <text:p text:style-name="P42"/>
      <text:p text:style-name="P35">Gdzie się myliłem? (2022.12.24)</text:p>
      <text:p text:style-name="P36"><text:soft-page-break/>Przemek <text:span text:style-name="T15">Gerschmann</text:span></text:p>
      <text:p text:style-name="P35"/>
      <text:p text:style-name="P37">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8">Przemek <text:span text:style-name="T15">Gerschmann</text:span></text:p>
      <text:p text:style-name="P37"/>
      <text:p text:style-name="P38">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39">Przemek <text:span text:style-name="T15">Gerschmann</text:span></text:p>
      <text:p text:style-name="P39"/>
      <text:p text:style-name="P39">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0">Przemek Gerschmann</text:p>
      <text:p text:style-name="P40"/>
      <text:p text:style-name="P40">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1">Przemek Gerschmann</text:p>
      <text:p text:style-name="P41"/>
      <text:p text:style-name="P43">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3">Przemek Gerschmann</text:p>
      <text:p text:style-name="P43"/>
      <text:p text:style-name="P44">Błąd zaniedbania. Wiemy, że coś mamy zrobić, ale tego nie robimy. (2022.12.24)</text:p>
      <text:p text:style-name="P44">Przemek Gerschmann</text:p>
      <text:p text:style-name="P44"/>
      <text:p text:style-name="P45">Rób rzeczy ambitne, dostrzegaj swoje błędy, <text:span text:style-name="T25">ucz się nowych rzeczy. (2022.12.24)</text:span></text:p>
      <text:p text:style-name="P46">Przemek Gerschmann</text:p>
      <text:p text:style-name="P46"/>
      <text:p text:style-name="P47">Spróbuj znaleźć jeden błąd, który popełniłeś w tym roku i wyciągnąć z niego naukę. (2022.12.24)</text:p>
      <text:p text:style-name="P47">Przemek Gerschmann</text:p>
      <text:p text:style-name="P47"/>
      <text:p text:style-name="P47">Trudność nie polega na tym, aby w ogóle nie popełniać błędów, tylko aby nie powtarzać w kółko tych samych. (2022.12.24)</text:p>
      <text:p text:style-name="P47">Przemek Gerschman<text:span text:style-name="T26">n</text:span></text:p>
      <text:p text:style-name="P47"/>
      <text:p text:style-name="P48">To, że ktoś ma inne zdanie, nie oznacza, że powinieneś przestać go lubić. Wręcz przeciwnie. (2022.12.24)</text:p>
      <text:p text:style-name="P48">Przemek Gerschmann</text:p>
      <text:p text:style-name="P48"/>
      <text:p text:style-name="P49">Tylko dzięki błędom jesteśmy w stanie się uczyć. (2022.12.24)</text:p>
      <text:p text:style-name="P49">Przemek Gerschmann</text:p>
      <text:p text:style-name="P49"><text:soft-page-break/></text:p>
      <text:p text:style-name="P50">Nie uginaj kolan przed autorytetami narzuconymi przez społeczeństwo, jak: dyrektorka szkoły, szeryf czy burmistrz. Bądź silnym charakterem, sam wychodź z inicjatywą zamiast pytać o przyzwolenie. (2022.12.24)</text:p>
      <text:p text:style-name="P50">Przemek Gerschmann</text:p>
      <text:p text:style-name="P50"/>
      <text:p text:style-name="P51">Mechanizm „walidacji”: każdy człowiek potrzebuje potwierdzenia swojego statutu, opinii, racji i działań od innych członków społeczeństwa, przyjaciół czy rodziny. (2022.12.24)</text:p>
      <text:p text:style-name="P51">Erich Fromm</text:p>
      <text:p text:style-name="P51"/>
      <text:p text:style-name="P51"><text:span text:style-name="T40">O</text:span>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2">Przemek Gerschmann</text:p>
      <text:p text:style-name="P52"/>
      <text:p text:style-name="P52">Choć każdy kocha siebie samego mocniej niż innych ludzi, to bardziej zależy nam na ich opinii niż na własnej. Nie przestaje mnie to zadziwiać. <text:span text:style-name="T28">(2022.12.24)</text:span></text:p>
      <text:p text:style-name="P53">Marek Aureliusz</text:p>
      <text:p text:style-name="P53"/>
      <text:p text:style-name="P53">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4">Marek Aureliusz</text:p>
      <text:p text:style-name="P54"/>
      <text:p text:style-name="P55">Pewność siebie to ważna umiejętność. Ma ogromny wpływ na to, jakich zadań się podejmujemy, jak je wykonujemy oraz jak postrzegają nas inni. (2023.02.25)</text:p>
      <text:p text:style-name="P55">Przemek Gerschmann</text:p>
      <text:p text:style-name="P55"/>
      <text:p text:style-name="P56">Pewność siebie, to umiejętność. […] Można ją zbudować i rozwinąć jak każdą inną umiejętność. (2023.02.25)</text:p>
      <text:p text:style-name="P56">Przemek Gerschmann</text:p>
      <text:p text:style-name="P57"/>
      <text:p text:style-name="P56"><text:span text:style-name="T30">Pewność siebie […] t</text:span>o stan, w którym mamy wiarę, że uda nam się coś zrobić, nawet jeśli tego wcześniej nie robiliśmy. I że to, co już zrobiliśmy jest dobre, nawet jeśli nie ma sposobu, aby to jednoznacznie zmierzyć. <text:span text:style-name="T30">(2023.02.25)</text:span></text:p>
      <text:p text:style-name="P57">Przemek Gerschmann</text:p>
      <text:p text:style-name="P57"/>
      <text:p text:style-name="P58">Pewność siebie […] Jeżeli jeszcze nigdy nic nie stworzyłeś, albo nie pokazałeś innym swojej pracy to trudno oczekiwać, że ktoś nas za to doceni. (2024.03.25)</text:p>
      <text:p text:style-name="P58">Przemek Gerschmann</text:p>
      <text:p text:style-name="P57"/>
      <text:p text:style-name="P59">Pewność siebie […] Wiele osób nie potrafi ruszyć z miejsca, zanim nie zostaną zachęceni przez kogoś z otoczenia. […] ale trzeba też robić rzeczy, które nie zyskują aprobaty naszych najbliższych. (2023.02.25)</text:p>
      <text:p text:style-name="P59">Przemek Gerschmann</text:p>
      <text:p text:style-name="P59"/>
      <text:p text:style-name="P60">Pewność siebie. […] cały czas prowadzimy ze sobą dialog. […] Nasz mózg cały czas do nas mówi i nie zawsze są to miłe rzeczy. […] I jak w każdej dyskusji, warto mieć konkretne argumenty, które będą przemawiać na naszą tezą. <text:span text:style-name="T31">Najlepiej dowody, twarde dane, albo historie, które faktycznie się wydażyły.</text:span> (2023.02.25)</text:p>
      <text:p text:style-name="P61">Przemek Gerschmann</text:p>
      <text:p text:style-name="P61"><text:soft-page-break/></text:p>
      <text:p text:style-name="P62">Pewność siebie może płynąć z osiągnięć. Potrzebujemy konkretnych i wymiernych osiągnięć. Są one najważniejszym elementem struktury pewności siebie i da się je budować cegiełka po cegiełce. (2023.02.25)</text:p>
      <text:p text:style-name="P62">Przemek Gerschmann</text:p>
      <text:p text:style-name="P62"/>
      <text:p text:style-name="P63">Każdy mały kroczek, każdy mały sukces, każda porażka, która Cię nie pokonała i strata która Cie nie zniechęciła, tworzą fundament naszej pewności siebie. (2023.02.25)</text:p>
      <text:p text:style-name="P63">Przemek Gerschamann</text:p>
      <text:p text:style-name="P63"/>
      <text:p text:style-name="P64">Pewność siebie. Bez budowania kolekcji osiągnięć przegramy z syndromem oszusta (ang. impostor syndrom) który karmi się naszą bezczynnością. (2023.02.25)</text:p>
      <text:p text:style-name="P64">Przemek Gerschmann</text:p>
      <text:p text:style-name="P64"/>
      <text:p text:style-name="P65">Pewność siebie, to nie tylko wiara w to że nam się uda, ale też pewność, że jak odniesiemy porażkę, to ona nas nie złamie. (2023.02.25)</text:p>
      <text:p text:style-name="P65">Przemek Gerschmann</text:p>
      <text:p text:style-name="P65"/>
      <text:p text:style-name="P66">Pewność siebie, ma zawsze dużo wspólnego z tym co sami sobie mówimy. (2023.02.25)</text:p>
      <text:p text:style-name="P66">Przemek Gerschmann</text:p>
      <text:p text:style-name="P66"/>
      <text:p text:style-name="P67">Trudno innym uwierzyć w naszą pewność siebie, jeśli nic więcej za nią nie stoi. Nikt nie będzie słuchał naszych rad, jeśli nie mają one poparcia w doświadczeniach i sukcesach. (2023.02.25)</text:p>
      <text:p text:style-name="P67">Przemek Gerschmann</text:p>
      <text:p text:style-name="P67"/>
      <text:p text:style-name="P68">Pewność siebie. Rolą rodzica, jest stwarzanie sytuacji, w których dziecko może nabrać pewności siebie przez działanie i wyzwania. (2023.02.25)</text:p>
      <text:p text:style-name="P68">Przemek Gerschmann</text:p>
      <text:p text:style-name="P68"/>
      <text:p text:style-name="P69">Pewność siebie pomoże nam gdy budujemy coś większego, stresującego, trudniejszego niż dotychczas i potrzebujemy wiary, że nam się uda. (2023.02.25)</text:p>
      <text:p text:style-name="P69">Przemek Gerschmann</text:p>
      <text:p text:style-name="P69"/>
      <text:p text:style-name="P69">Pewność siebie pomoże nam gdy wpadamy w zły nastrój, wywołany porażką, impasem, wypaleniem, atakiem <text:span text:style-name="T32">lub innym czynnikiem. (2023.02.25)</text:span></text:p>
      <text:p text:style-name="P70">Przemek Gerschamnn</text:p>
      <text:p text:style-name="P70"/>
      <text:p text:style-name="P70">Pewność siebie pomoże nam gdy wydarzy się coś złego: odpadniemy z wyścigu, zwolnią nas z pracy czy zostaniemy publicznie ośmieszeni. (2023.02.25)</text:p>
      <text:p text:style-name="P70">Przemek Gerschmann</text:p>
      <text:p text:style-name="P70"/>
      <text:p text:style-name="P71">Pewność siebie budujemy przez samodzielnie wypracowane osiągnięcia: <text:span text:style-name="T33">mogą być małe, ale częste.</text:span> (2023.02.25)</text:p>
      <text:p text:style-name="P71">Przemek Gerschamnn</text:p>
      <text:p text:style-name="P71"/>
      <text:p text:style-name="P72"><text:span text:style-name="T35">Dobra praca. </text:span>Jak wykonać dobrą pracę? Musisz zdecydować nad czym chcesz pracować. Twoja praca musi: 1) być czymś w czym masz naturalny talent, 2) musi Cię głęboko interesować, 3) musi dawać Ci możliwość wykonania doskonałej pracy. (2023.10.21)</text:p>
      <text:p text:style-name="P72">Paul Graham</text:p>
      <text:p text:style-name="P72"/>
      <text:p text:style-name="P73"><text:span text:style-name="T34">Dobra praca. </text:span>Mało kto ma konkretne marzenia zawodowe: np. wie że chce być dentystą, strażakiem, tenisistą czy programistą. (2023.10.21)</text:p>
      <text:p text:style-name="P73"><text:soft-page-break/>Przemek Gerschmann</text:p>
      <text:p text:style-name="P73"/>
      <text:p text:style-name="P74">Dobra praca. Jeśli nie jesteś pewien nad czym pracować, zgadnij. Wybierz coś i zacznij działać. Prawdopodobnie źle zgadniesz, ale nie ma w tym nic złego. Dobrze jest znać się na wielu rzeczach; niektóre z największych odkryć pochodzą z zauważania związków między kompletnie różnymi dziedzinami. (2023.10.21)</text:p>
      <text:p text:style-name="P74">Paul Graham</text:p>
      <text:p text:style-name="P74"/>
      <text:p text:style-name="P75">Dobra praca. Przestań rozmyślać, analizować i szukać inspiracji – zacznij działać. I próbuj różnych rzeczy jednocześnie. (2023.10.21)</text:p>
      <text:p text:style-name="P75">Przemek Gershmann</text:p>
      <text:p text:style-name="P75"/>
      <text:p text:style-name="P76">Dobra praca. […] gdy idziemy na studia, przez kilka lat karmią nas wyłącznie teorią. <text:span text:style-name="T36">(2023.10.21)</text:span></text:p>
      <text:p text:style-name="P77">Przemek Gershmann</text:p>
      <text:p text:style-name="P77"/>
      <text:p text:style-name="P78">Rozwijaj nawyk pracy nad własnymi projektami. Nie pozwól, aby „praca” <text:span text:style-name="T37">oznaczała coś, co inni mówią Ci, że masz robić. Jeśli uda Ci się kiedyś osiągnąć doskonałe wyniki, prawdopodobnie będzie to na własnym projekcie. (2023.10.21)</text:span></text:p>
      <text:p text:style-name="P79">Paul Graham</text:p>
      <text:p text:style-name="P79"/>
      <text:p text:style-name="P80">Nie pozwól, by szkoła przeszkodziła Ci w edukacji. (2023.10.21)</text:p>
      <text:p text:style-name="P80">Mark Twain</text:p>
      <text:p text:style-name="P80"/>
      <text:p text:style-name="P81">Dobra praca. Wielu ludzi z automatu nienawidzi pracy i traktuje to jako zło konieczne. Tak samo jak wiele osób nienawidzi się uczyć czy czytać. Jeśli trafili na fatalnych nauczycieli czy nudne książki to wcale im się nie dziwię. <text:span text:style-name="T38">Jak temu zapobiec? Uczyć się samemu i czytać inne książki niż poleca nam minister edukacji. </text:span>(2023.10.21)</text:p>
      <text:p text:style-name="P81">Przemek Gershmann</text:p>
      <text:p text:style-name="P81"/>
      <text:p text:style-name="P82">Dobra praca. Trzeba robić coś swojego obok głównego zajęcia. <text:span text:style-name="T39">[…] coś innego, co daje nam bezpośrednie korzyści, niekoniecznie finansowe. Niekoniecznie chodzi o „dorabianie po pracy”, czy robienie więcej tego samego. To musi być coś, co nas interesuje, pozwala się uczyć i rozwijać.</text:span>(2023.10.21)</text:p>
      <text:p text:style-name="P82">Przemek Gershmann</text:p>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4-07T13:09:58.599555311</dc:date>
    <meta:editing-duration>PT7H25M36S</meta:editing-duration>
    <meta:editing-cycles>116</meta:editing-cycles>
    <meta:generator>LibreOffice/7.3.7.2$Linux_X86_64 LibreOffice_project/30$Build-2</meta:generator>
    <meta:document-statistic meta:table-count="0" meta:image-count="0" meta:object-count="0" meta:page-count="7" meta:paragraph-count="162" meta:word-count="2149" meta:character-count="14841" meta:non-whitespace-character-count="12850"/>
  </office:meta>
</office:document-meta>
</file>